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0d8" officeooo:paragraph-rsid="001810d8"/>
    </style:style>
    <style:style style:name="P2" style:family="paragraph" style:parent-style-name="Standard">
      <style:paragraph-properties fo:text-align="center" style:justify-single-word="false"/>
      <style:text-properties officeooo:rsid="001810d8" officeooo:paragraph-rsid="001810d8"/>
    </style:style>
    <style:style style:name="P3" style:family="paragraph" style:parent-style-name="Standard">
      <style:text-properties officeooo:rsid="000b3985" officeooo:paragraph-rsid="001810d8"/>
    </style:style>
    <style:style style:name="P4" style:family="paragraph" style:parent-style-name="Standard">
      <style:text-properties officeooo:rsid="000df088" officeooo:paragraph-rsid="001810d8"/>
    </style:style>
    <style:style style:name="P5" style:family="paragraph" style:parent-style-name="Standard">
      <style:text-properties fo:font-style="italic" officeooo:rsid="001810d8" officeooo:paragraph-rsid="001810d8" style:font-style-asian="italic" style:font-style-complex="italic"/>
    </style:style>
    <style:style style:name="P6" style:family="paragraph" style:parent-style-name="Standard">
      <style:text-properties fo:font-style="normal" officeooo:rsid="001810d8" officeooo:paragraph-rsid="001810d8" style:font-style-asian="normal" style:font-style-complex="normal"/>
    </style:style>
    <style:style style:name="P7" style:family="paragraph" style:parent-style-name="Standard">
      <style:text-properties fo:font-weight="bold" officeooo:rsid="001810d8" officeooo:paragraph-rsid="001810d8" style:font-weight-asian="bold" style:font-weight-complex="bold"/>
    </style:style>
    <style:style style:name="T1" style:family="text">
      <style:text-properties fo:font-weight="bold" officeooo:rsid="000b3985" style:font-weight-asian="bold" style:font-weight-complex="bold"/>
    </style:style>
    <style:style style:name="T2" style:family="text">
      <style:text-properties officeooo:rsid="000b39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E310 Final Project</text:p>
      <text:p text:style-name="P4">Group # 43</text:p>
      <text:p text:style-name="P4">Members <text:span text:style-name="T2">Cho Ki Bbum, Fieger Brandon, Yin Jonathan</text:span></text:p>
      <text:p text:style-name="P3"/>
      <text:p text:style-name="P2"><text:span text:style-name="T1">USER DOCUMENTATION</text:span></text:p>
      <text:p text:style-name="P2">For TIC-TAC-TOC Multilayer Game</text:p>
      <text:p text:style-name="P1"/>
      <text:p text:style-name="P7">How to play:</text:p>
      <text:p text:style-name="P1">1. Open a terminal and run</text:p>
      <text:p text:style-name="P1"/>
      <text:p text:style-name="P1"><text:tab/>python server.py</text:p>
      <text:p text:style-name="P1"/>
      <text:p text:style-name="P1">2. Open another terminal and run</text:p>
      <text:p text:style-name="P1"/>
      <text:p text:style-name="P1"><text:tab/>python client.py localhost 50000</text:p>
      <text:p text:style-name="P1"/>
      <text:p text:style-name="P1">3. In the test client terminal, enter a username. Then you enter any of the following</text:p>
      <text:p text:style-name="P1"/>
      <text:p text:style-name="P1"><text:tab/>WHO </text:p>
      <text:p text:style-name="P1"><text:tab/>GAMES </text:p>
      <text:p text:style-name="P1"><text:tab/>PLAY {username} </text:p>
      <text:p text:style-name="P1"><text:tab/>EXIT</text:p>
      <text:p text:style-name="P1"/>
      <text:p text:style-name="P1">4. Open another terminal and run</text:p>
      <text:p text:style-name="P1"/>
      <text:p text:style-name="P1"><text:tab/>python client.py localhost 50000</text:p>
      <text:p text:style-name="P1"/>
      <text:p text:style-name="P1">5. In the new terminal enter a username. Then you can start a game with the other</text:p>
      <text:p text:style-name="P1">player</text:p>
      <text:p text:style-name="P1"/>
      <text:p text:style-name="P1"><text:tab/>PLAY {first username}</text:p>
      <text:p text:style-name="P1"/>
      <text:p text:style-name="P5">Note: You can only play another player if they are not busy (they aren't already in</text:p>
      <text:p text:style-name="P5">a game)</text:p>
      <text:p text:style-name="P5"/>
      <text:p text:style-name="P6">6. Then you can bounce back and forth between terminals and entering</text:p>
      <text:p text:style-name="P6"/>
      <text:p text:style-name="P6"><text:tab/>PLACE {num}</text:p>
      <text:p text:style-name="P5"/>
      <text:p text:style-name="P1">7a) To observe a game, you can enter</text:p>
      <text:p text:style-name="P1"/>
      <text:p text:style-name="P1"><text:tab/>OBSERVE {num}</text:p>
      <text:p text:style-name="P1"/>
      <text:p text:style-name="P6">Where num is the id of the game to observe. Game ids can be found using the</text:p>
      <text:p text:style-name="P6">GAMES command.</text:p>
      <text:p text:style-name="P5"/>
      <text:p text:style-name="P5">Note you can only observe 1 game at a time and you must unobserve before</text:p>
      <text:p text:style-name="P5">observing a new game.</text:p>
      <text:p text:style-name="P5"/>
      <text:p text:style-name="P1"><text:soft-page-break/>b) To stop observing a game, you enter</text:p>
      <text:p text:style-name="P1"/>
      <text:p text:style-name="P1"><text:tab/>UNOBSERVE {num}</text:p>
      <text:p text:style-name="P1"/>
      <text:p text:style-name="P1">Where num is the id of the game you are observing.</text:p>
      <text:p text:style-name="P1"/>
      <text:p text:style-name="P1">8. You can comment to other people in the server using</text:p>
      <text:p text:style-name="P1"/>
      <text:p text:style-name="P1"><text:tab/>COMMENT {message}</text:p>
      <text:p text:style-name="P1"/>
      <text:p text:style-name="P1">You must be playing or observing a game to com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23:04:55.625499496</meta:creation-date>
    <meta:generator>LibreOffice/5.1.6.2$Linux_X86_64 LibreOffice_project/10m0$Build-2</meta:generator>
    <dc:date>2017-05-07T23:08:01.463135444</dc:date>
    <meta:editing-duration>PT3M6S</meta:editing-duration>
    <meta:editing-cycles>1</meta:editing-cycles>
    <meta:document-statistic meta:table-count="0" meta:image-count="0" meta:object-count="0" meta:page-count="2" meta:paragraph-count="36" meta:word-count="217" meta:character-count="1170" meta:non-whitespace-character-count="974"/>
  </office:meta>
</office:document-meta>
</file>